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3.36cm"/>
          <style:tab-stop style:position="3.81cm"/>
          <style:tab-stop style:position="5.794cm"/>
          <style:tab-stop style:position="6.35cm"/>
          <style:tab-stop style:position="7.62cm"/>
          <style:tab-stop style:position="8.52cm"/>
        </style:tab-stops>
      </style:paragraph-properties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>
        <style:tab-stops>
          <style:tab-stop style:position="3.36cm"/>
          <style:tab-stop style:position="3.81cm"/>
          <style:tab-stop style:position="5.794cm"/>
          <style:tab-stop style:position="6.35cm"/>
          <style:tab-stop style:position="7.62cm"/>
          <style:tab-stop style:position="8.52cm"/>
          <style:tab-stop style:position="11.827cm"/>
        </style:tab-stops>
      </style:paragraph-properties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>
        <style:tab-stops>
          <style:tab-stop style:position="3.36cm"/>
          <style:tab-stop style:position="3.81cm"/>
          <style:tab-stop style:position="5.794cm"/>
          <style:tab-stop style:position="6.35cm"/>
          <style:tab-stop style:position="7.62cm"/>
          <style:tab-stop style:position="8.52cm"/>
        </style:tab-stops>
      </style:paragraph-properties>
      <style:text-properties fo:color="#000000" style:font-name="Arial" fo:font-size="12pt" style:font-size-asian="12pt" style:font-size-complex="12pt" style:font-weight-complex="bold"/>
    </style:style>
    <style:style style:name="P4" style:family="paragraph" style:parent-style-name="Text_20_body">
      <style:paragraph-properties>
        <style:tab-stops>
          <style:tab-stop style:position="3.36cm"/>
          <style:tab-stop style:position="3.81cm"/>
          <style:tab-stop style:position="5.794cm"/>
          <style:tab-stop style:position="6.35cm"/>
          <style:tab-stop style:position="7.62cm"/>
          <style:tab-stop style:position="8.52cm"/>
          <style:tab-stop style:position="13.732cm"/>
        </style:tab-stops>
      </style:paragraph-properties>
      <style:text-properties fo:color="#000000" style:font-name="Arial" fo:font-size="12pt" style:font-size-asian="12pt" style:font-size-complex="12pt" style:font-weight-complex="bold"/>
    </style:style>
    <style:style style:name="P5" style:family="paragraph" style:parent-style-name="Text_20_body">
      <style:paragraph-properties>
        <style:tab-stops>
          <style:tab-stop style:position="3.36cm"/>
          <style:tab-stop style:position="3.81cm"/>
          <style:tab-stop style:position="5.794cm"/>
          <style:tab-stop style:position="6.35cm"/>
          <style:tab-stop style:position="7.62cm"/>
          <style:tab-stop style:position="8.52cm"/>
          <style:tab-stop style:position="11.906cm"/>
          <style:tab-stop style:position="13.891cm"/>
        </style:tab-stops>
      </style:paragraph-properties>
      <style:text-properties fo:color="#000000" style:font-name="Arial" fo:font-size="12pt" style:font-size-asian="12pt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/>
    </style:style>
    <style:style style:name="P13" style:family="paragraph" style:parent-style-name="Standard"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15.24cm" style:type="right"/>
        </style:tab-stops>
      </style:paragraph-properties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2.012cm"/>
        </style:tab-stops>
      </style:paragraph-properties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margin-left="-1.27cm" fo:margin-right="0cm" fo:margin-top="0cm" fo:margin-bottom="0.494cm" fo:line-height="140%" fo:text-indent="0cm" style:auto-text-indent="false">
        <style:tab-stops>
          <style:tab-stop style:position="0cm"/>
        </style:tab-stops>
      </style:paragraph-properties>
      <style:text-properties fo:color="#000000" style:font-name="Arial" style:font-size-complex="11pt"/>
    </style:style>
    <style:style style:name="P17" style:family="paragraph" style:parent-style-name="Standard">
      <style:paragraph-properties fo:margin-left="-0.318cm" fo:margin-right="0cm" fo:text-indent="0cm" style:auto-text-indent="false"/>
      <style:text-properties style:font-name="Arial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-0.318cm" fo:margin-right="0cm" fo:text-indent="0cm" style:auto-text-indent="false"/>
      <style:text-properties style:font-name="Arial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.053cm" fo:margin-bottom="0.494cm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top="0.494cm" fo:margin-bottom="0.423cm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top="0.494cm" fo:margin-bottom="0.494cm"/>
      <style:text-properties style:font-name="Arial" fo:font-size="12pt" style:font-size-asian="12pt" style:font-size-complex="12pt"/>
    </style:style>
    <style:style style:name="P22" style:family="paragraph" style:parent-style-name="Standard" style:list-style-name="WW8Num1">
      <style:paragraph-properties fo:margin-left="-1.27cm" fo:margin-right="0cm" fo:margin-top="0.494cm" fo:margin-bottom="0cm" fo:line-height="140%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/>
    </style:style>
    <style:style style:name="P23" style:family="paragraph" style:parent-style-name="Standard" style:list-style-name="WW8Num1">
      <style:paragraph-properties fo:margin-left="-1.27cm" fo:margin-right="0cm" fo:margin-top="0cm" fo:margin-bottom="0cm" fo:line-height="14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2pt" style:font-size-asian="12pt" style:font-size-complex="12pt"/>
    </style:style>
    <style:style style:name="P24" style:family="paragraph" style:parent-style-name="Standard" style:list-style-name="WW8Num1">
      <style:paragraph-properties fo:margin-left="-1.27cm" fo:margin-right="0cm" fo:margin-top="0cm" fo:margin-bottom="0.494cm" fo:line-height="14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2pt" style:font-size-asian="12pt" style:font-size-complex="12pt"/>
    </style:style>
    <style:style style:name="P25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style-complex="italic"/>
    </style:style>
    <style:style style:name="gr1" style:family="graphic">
      <style:graphic-properties fo:border="solid #000000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http://instahms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subject_id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text:span text:style-name="T1"><text:s text:c="109"/>Subject ID:</text:span><text:span text:style-name="T1"><draw:control text:anchor-type="as-char" draw:z-index="0" draw:style-name="gr1" draw:text-style-name="P25" svg:width="1.541cm" svg:height="0.701cm" draw:control="control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ASE RECORD FORM</text:p>
      <text:p text:style-name="P6"/>
      <text:p text:style-name="P9">A CLINICAL STUDY-</text:p>
      <text:p text:style-name="P9">THERAPEUTIC POTENTIAL OF <text:s/>STEM CELLS IN the treatment of</text:p>
      <text:p text:style-name="P9">PARKINSON’S DISEASE </text:p>
      <text:p text:style-name="P6"/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2">INCLUSION CRITERIA</text:p>
      <text:p text:style-name="P18"/>
      <text:p text:style-name="P1"><text:span text:style-name="T5">- </text:span><text:span text:style-name="T3"><text:s/>should be in the age group of 18-80 years.</text:span></text:p>
      <text:p text:style-name="P3">- <text:s text:c="2"/>should be fully conscious, alert and oriented while providing consent</text:p>
      <text:p text:style-name="P4">- <text:s/>should show significant motor and non motor symptoms</text:p>
      <text:p text:style-name="P3">- <text:s/>subject should understand the requirements of study</text:p>
      <text:p text:style-name="P5">- <text:s/>subject should provide a written informed consent and agree to return for Follow up</text:p>
      <text:list text:style-name="WW8Num1">
        <text:list-header>
          <text:p text:style-name="P22"><text:span text:style-name="T3">- <text:s/>subject should be clinically d</text:span><text:span text:style-name="T2">iagnosed for Parkinson’s disease with motor</text:span></text:p>
          <text:p text:style-name="P23">- <text:s/>complications despite adequate oral antiparkisonian therapy.</text:p>
          <text:p text:style-name="P24">- <text:s/>should be able to comply with and understand the required visit schedule and required tests and procedures.</text:p>
        </text:list-header>
      </text:list>
      <text:p text:style-name="P16"/>
      <text:p text:style-name="P17"><text:s text:c="2"/><text:span text:style-name="T4">EXCLUSION CRITERIA</text:span></text:p>
      <text:p text:style-name="P17"/>
      <text:p text:style-name="P19"><text:span text:style-name="T1">- </text:span><text:span text:style-name="T3">patient <text:s/>is suffering from</text:span> Dementia (MMSE &lt;25)</text:p>
      <text:p text:style-name="P20">- <text:s/>patient is suffering from a neurodegenerative disorder other <text:s/>than Parkinson.</text:p>
      <text:p text:style-name="P1">- <text:s/><text:span text:style-name="T3">the extent or severity of the disease is not measurable.</text:span></text:p>
      <text:p text:style-name="P2">- <text:s/><text:span text:style-name="T3">If the subject suffers form preexisting medical conditions such as bleeding disorders, <text:s text:c="4"/>septicemia</text:span></text:p>
      <text:p text:style-name="P21"><text:span text:style-name="T3">- <text:s/></text:span>Patients with a past (within one year) or present history of severe psychiatric problem.</text:p>
      <text:p text:style-name="P14">- <text:s/>if <text:s/>the patient has been enrolled in other investigational drug trial <text:tab/>or has completed <text:s/>any trial within the last 3 months.</text:p>
      <text:p text:style-name="P14">- <text:s/>if Hemoglobin &lt; 10gm/dl, Serum Creatinine&lt; 2mg/dl serum total bilirubin&lt; 2mg /dl <text:s/>and <text:s text:c="2"/>HbA1c&lt;7%</text:p>
      <text:p text:style-name="P14"/>
      <text:p text:style-name="P13">- pregnant or nursing or women in <text:s/>child bearing age without adequate contraception.</text:p>
      <text:p text:style-name="P15"/>
      <text:p text:style-name="P15">- the subject tested positive for HIV, HCV, HBV,CMV or VDRL?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W8Num1z0" style:family="text">
      <style:text-properties style:font-name="Symbol" fo:font-size="10pt" style:font-size-asian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vanarayana V</meta:initial-creator>
    <meta:creation-date>2009-07-20T15:16:50</meta:creation-date>
    <dc:creator>Kavitha R</dc:creator>
    <dc:date>2009-07-28T17:14:00</dc:date>
    <meta:editing-cycles>4</meta:editing-cycles>
    <meta:editing-duration>PT41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219" meta:character-count="1583"/>
  </office:meta>
</office:document-meta>
</file>